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o.name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7">ORIGINAL</text:p>
            <text:p text:style-name="P7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8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7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ross_weight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marks_package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4T13:10:23</dc:date>
    <meta:editing-duration>PT51M49S</meta:editing-duration>
    <meta:editing-cycles>2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94" meta:character-count="2816" meta:non-whitespace-character-count="1939"/>
  </office:meta>
</office:document-meta>
</file>